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doni MT" svg:font-family="'Bodoni MT', serif"/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167in" table:align="left"/>
    </style:style>
    <style:style style:name="Table1.A" style:family="table-column">
      <style:table-column-properties style:column-width="2.5417in"/>
    </style:style>
    <style:style style:name="Table1.B" style:family="table-column">
      <style:table-column-properties style:column-width="1.1771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1.0208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Georgia"/>
    </style:style>
    <style:style style:name="P2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Georgia" fo:font-size="24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Georgia" fo:font-size="16pt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Georgia" fo:font-size="16pt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Georgia" fo:font-size="16pt" style:text-underline-style="solid" style:text-underline-width="auto" style:text-underline-color="font-color" fo:font-weight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Georgia" fo:font-size="10pt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color="#ff0000" style:font-name="Georgia" fo:font-size="10pt" fo:font-weight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Bodoni MT" fo:font-size="10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0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9pt" style:text-underline-style="solid" style:text-underline-width="auto" style:text-underline-color="font-color" fo:font-weight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9pt" fo:font-weight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underline-style="solid" style:text-underline-width="auto" style:text-underline-color="font-color"/>
    </style:style>
    <style:style style:name="P15" style:family="paragraph" style:parent-style-name="Text_20_body">
      <style:paragraph-properties fo:margin-top="0in" fo:margin-bottom="0in" style:contextual-spacing="false"/>
    </style:style>
    <style:style style:name="T1" style:family="text">
      <style:text-properties style:font-name="Georgia" fo:font-size="10pt"/>
    </style:style>
    <style:style style:name="T2" style:family="text">
      <style:text-properties style:font-name="Bodoni MT" fo:font-size="10pt"/>
    </style:style>
    <style:style style:name="T3" style:family="text">
      <style:text-properties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DALA DECO</text:p>
      <text:p text:style-name="P6">15 rue des rosiers</text:p>
      <text:p text:style-name="P6">35410 Châteaugiron </text:p>
      <text:p text:style-name="P6">06.61.48.95.89</text:p>
      <text:p text:style-name="P6">Siret : 798064317 rcs Rennes</text:p>
      <text:p text:style-name="P3"> </text:p>
      <text:p text:style-name="P7">PRESTATION MATERIEL</text:p>
      <text:p text:style-name="P9">Merci de bien vouloir compléter ce document sans oublier de préciser le coloris des nœuds de chaises et chemins de table.</text:p>
      <text:p text:style-name="P5">Nom :  </text:p>
      <text:p text:style-name="P5">Date de la prestation : </text:p>
      <text:p text:style-name="P5">Téléphone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ESIGNATION</text:p>
          </table:table-cell>
          <table:table-cell table:style-name="Table1.B1" office:value-type="string">
            <text:p text:style-name="P1">QUANTITE</text:p>
          </table:table-cell>
          <table:table-cell table:style-name="Table1.B1" office:value-type="string">
            <text:p text:style-name="P1">PRIX UNITAIRE</text:p>
          </table:table-cell>
          <table:table-cell table:style-name="Table1.B1" office:value-type="string">
            <text:p text:style-name="P1">MONTANT</text:p>
          </table:table-cell>
        </table:table-row>
        <table:table-row>
          <table:table-cell table:style-name="Table1.A2" office:value-type="string">
            <text:p text:style-name="P1">Housse de chaise lycra blanc.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1.5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Nœud de chaise organza 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0.35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Nœud de chaise satin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0.45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Nappe carrée blanc. 240 cm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Non repassée 6.00 €</text:p>
            <text:p text:style-name="P1">Repassée 7.6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Nappes carrée blanc. 220 cm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Non repassée 6.00 €</text:p>
            <text:p text:style-name="P1">Repassée 7.6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Nappe ronde blanc. 290 cm</text:p>
          </table:table-cell>
          <table:table-cell table:style-name="Table1.B2" office:value-type="string">
            <text:p text:style-name="P2"> </text:p>
            <text:p text:style-name="P2"> </text:p>
          </table:table-cell>
          <table:table-cell table:style-name="Table1.B2" office:value-type="string">
            <text:p text:style-name="P1">Non repassée 6.80 €</text:p>
            <text:p text:style-name="P1">Repassée 8.20 €</text:p>
          </table:table-cell>
          <table:table-cell table:style-name="Table1.B2" office:value-type="string">
            <text:p text:style-name="P2"> </text:p>
            <text:p text:style-name="P2"> </text:p>
          </table:table-cell>
        </table:table-row>
        <table:table-row>
          <table:table-cell table:style-name="Table1.A2" office:value-type="string">
            <text:p text:style-name="P1">Nappe rectangle blanc. 140x300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Non repassée 6.00 €</text:p>
            <text:p text:style-name="P1">Repassée 7.6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Serviette de table blanc.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Non repassée 0.30 €</text:p>
            <text:p text:style-name="P1">Repassée 0.6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Chemin de table satin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2.0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Kit vaisselle complet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1.4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Vase martini 60/70 cm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8.0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Vase bombé 32 cm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1.5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Chandelier blanc,fushia,argent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3.00 €</text:p>
          </table:table-cell>
          <table:table-cell table:style-name="Table1.B2" office:value-type="string">
            <text:p text:style-name="P2"> </text:p>
          </table:table-cell>
        </table:table-row>
        <table:table-row>
          <table:table-cell table:style-name="Table1.A2" office:value-type="string">
            <text:p text:style-name="P1">Vase soliflore 60 cm</text:p>
          </table:table-cell>
          <table:table-cell table:style-name="Table1.B2" office:value-type="string">
            <text:p text:style-name="P2"> </text:p>
          </table:table-cell>
          <table:table-cell table:style-name="Table1.B2" office:value-type="string">
            <text:p text:style-name="P1">3.00 €</text:p>
          </table:table-cell>
          <table:table-cell table:style-name="Table1.B2" office:value-type="string">
            <text:p text:style-name="P2"> </text:p>
          </table:table-cell>
        </table:table-row>
      </table:table>
      <text:p text:style-name="P3"> </text:p>
      <text:p text:style-name="P5">Montant total : </text:p>
      <text:p text:style-name="P8">Acompte versé : </text:p>
      <text:p text:style-name="P8"><text:soft-page-break/>Soit par chèque à l’ordre de Nadim</text:p>
      <text:p text:style-name="P3"><text:span text:style-name="T1">soit par </text:span><text:span text:style-name="T2">RIB : déco traiteur </text:span></text:p>
      <text:p text:style-name="P10">IBAN : FR76 1558 9351 4704 0871 4724 186</text:p>
      <text:p text:style-name="P10">BIC : CMBRFR2BARK</text:p>
      <text:p text:style-name="P8">Devis valable 15 jours. </text:p>
      <text:p text:style-name="P8">Nous vous accordons le droit de modifier les quantités maximum 1 mois avant la date de mise à disposition du matériel.                </text:p>
      <text:p text:style-name="P11">Caution par chèque demandé le jour de l’enlèvement du matériel.</text:p>
      <text:p text:style-name="P3"> </text:p>
      <text:p text:style-name="P12">Document à retourner daté et signé.</text:p>
      <text:p text:style-name="P14">  <text:span text:style-name="T3">Acompte de 50% nécessaire pour la réservation du matériel.</text:span></text:p>
      <text:p text:style-name="P13">Le matériel doit être restitué au plus tard lundi entre 10h30 et 11h30.</text:p>
      <text:p text:style-name="P13">Tout matériel cassé doit être remboursé.</text:p>
      <text:p text:style-name="P13">Le nettoyage des nappages et housses de chaises sont à la charge de l’entreprise.</text:p>
      <text:p text:style-name="P13">La vaisselle doit être rendue propre.</text:p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doni MT" svg:font-family="'Bodoni MT', serif"/>
    <style:font-face style:name="Georgia" svg:font-family="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09:32:40.700737200</meta:creation-date>
    <dc:date>2016-07-22T09:33:05.573000582</dc:date>
    <meta:editing-duration>P0D</meta:editing-duration>
    <meta:editing-cycles>1</meta:editing-cycles>
    <meta:document-statistic meta:table-count="1" meta:image-count="0" meta:object-count="0" meta:page-count="2" meta:paragraph-count="95" meta:word-count="281" meta:character-count="1600" meta:non-whitespace-character-count="1320"/>
    <meta:generator>LibreOffice/4.2.8.2$Linux_X86_64 LibreOffice_project/420m0$Build-2</meta:generator>
  </office:meta>
</office:document-meta>
</file>